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32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941cm" svg:y="0.526cm">
            <draw:object draw:notify-on-update-of-ranges="Sheet1.B2:Sheet1.B2 Sheet1.B3:Sheet1.B14 Sheet1.C2:Sheet1.C2 Sheet1.C3:Sheet1.C14 Sheet1.D2:Sheet1.D2 Sheet1.D3:Sheet1.D14 Sheet1.E2:Sheet1.E2 Sheet1.E3:Sheet1.E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adix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orted</text:p>
          </table:table-cell>
          <table:table-cell/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d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st5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est5a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4" calcext:value-type="float">
            <text:p>18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est5b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517" calcext:value-type="float">
            <text:p>517</text:p>
          </table:table-cell>
          <table:table-cell office:value-type="float" office:value="276" calcext:value-type="float">
            <text:p>27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test6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48" calcext:value-type="float">
            <text:p>1148</text:p>
          </table:table-cell>
          <table:table-cell office:value-type="float" office:value="710" calcext:value-type="float">
            <text:p>71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test6a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217" calcext:value-type="float">
            <text:p>2217</text:p>
          </table:table-cell>
          <table:table-cell office:value-type="float" office:value="1555" calcext:value-type="float">
            <text:p>1555</text:p>
          </table:table-cell>
          <table:table-cell office:value-type="float" office:value="1983" calcext:value-type="float">
            <text:p>1983</text:p>
          </table:table-cell>
        </table:table-row>
        <table:table-row table:style-name="ro1">
          <table:table-cell office:value-type="string" calcext:value-type="string">
            <text:p>test6b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7628" calcext:value-type="float">
            <text:p>7628</text:p>
          </table:table-cell>
          <table:table-cell office:value-type="float" office:value="6999" calcext:value-type="float">
            <text:p>6999</text:p>
          </table:table-cell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string" calcext:value-type="string">
            <text:p>Sorted</text:p>
          </table:table-cell>
          <table:table-cell/>
          <table:table-cell office:value-type="string" calcext:value-type="string">
            <text:p>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sort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sort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sort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sort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sort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sort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-sorted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a-sorted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b-sorted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-sorted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a-sorted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55" calcext:value-type="float">
            <text:p>1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b-sorted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6999" calcext:value-type="float">
            <text:p>6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d</text:p>
          </table:table-cell>
          <table:table-cell/>
          <table:table-cell office:value-type="string" calcext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revers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revers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revers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revers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revers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revers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-reversed.dat</text:p>
          </table:table-cell>
          <table:table-cell office:value-type="float" office:value="100000" calcext:value-type="float">
            <text:p>10000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a-reversed.da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5b-reversed.dat</text:p>
          </table:table-cell>
          <table:table-cell office:value-type="float" office:value="500000" calcext:value-type="float">
            <text:p>500000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-reversed.da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a-reversed.dat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6b-reversed.dat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9245" calcext:value-type="float">
            <text:p>92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2:34:29.764364200</dc:date>
    <dc:creator>martin </dc:creator>
    <meta:editing-duration>P0D</meta:editing-duration>
    <meta:editing-cycles>1</meta:editing-cycles>
    <meta:document-statistic meta:table-count="1" meta:cell-count="141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RadixSort</text:p>
        </chart:title>
        <chart:legend chart:legend-position="bottom" svg:x="4.381cm" svg:y="8.217cm" style:legend-expansion="wide" chart:style-name="ch3"/>
        <chart:plot-area chart:style-name="ch4" table:cell-range-address="Sheet1.B2:Sheet1.E14" chart:data-source-has-labels="both" svg:x="0.77cm" svg:y="1.661cm" svg:width="14.59cm" svg:height="5.956cm">
          <chartooo:coordinate-region svg:x="1.947cm" svg:y="1.86cm" svg:width="12.763cm" svg:height="4.712cm"/>
          <chart:axis chart:dimension="x" chart:name="primary-x" chart:style-name="ch5" chartooo:axis-type="auto">
            <chartooo:date-scale/>
            <chart:categories table:cell-range-address="Sheet1.B3:Sheet1.B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14" chart:label-cell-address="Sheet1.C2:Sheet1.C2" chart:class="chart:line">
            <chart:data-point chart:repeated="12"/>
          </chart:series>
          <chart:series chart:style-name="ch8" chart:values-cell-range-address="Sheet1.D3:Sheet1.D14" chart:label-cell-address="Sheet1.D2:Sheet1.D2" chart:class="chart:line">
            <chart:data-point chart:repeated="12"/>
          </chart:series>
          <chart:series chart:style-name="ch9" chart:values-cell-range-address="Sheet1.E3:Sheet1.E14" chart:label-cell-address="Sheet1.E2:Sheet1.E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C2:Sheet1.C2</svg:desc>
                </draw:g>
              </table:table-cell>
              <table:table-cell office:value-type="string">
                <text:p>Sorted</text:p>
                <draw:g>
                  <svg:desc>Sheet1.D2:Sheet1.D2</svg:desc>
                </draw:g>
              </table:table-cell>
              <table:table-cell office:value-type="string">
                <text:p>Revers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3:Sheet1.B14</svg:desc>
                </draw:g>
              </table:table-cell>
              <table:table-cell office:value-type="float" office:value="8">
                <text:p>8</text:p>
                <draw:g>
                  <svg:desc>Sheet1.C3:Sheet1.C14</svg:desc>
                </draw:g>
              </table:table-cell>
              <table:table-cell office:value-type="float" office:value="1">
                <text:p>1</text:p>
                <draw:g>
                  <svg:desc>Sheet1.D3:Sheet1.D14</svg:desc>
                </draw:g>
              </table:table-cell>
              <table:table-cell office:value-type="float" office:value="0">
                <text:p>0</text:p>
                <draw:g>
                  <svg:desc>Sheet1.E3:Sheet1.E14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184">
                <text:p>184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17">
                <text:p>517</text:p>
              </table:table-cell>
              <table:table-cell office:value-type="float" office:value="276">
                <text:p>27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148">
                <text:p>1148</text:p>
              </table:table-cell>
              <table:table-cell office:value-type="float" office:value="710">
                <text:p>71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217">
                <text:p>2217</text:p>
              </table:table-cell>
              <table:table-cell office:value-type="float" office:value="1555">
                <text:p>1555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7628">
                <text:p>7628</text:p>
              </table:table-cell>
              <table:table-cell office:value-type="float" office:value="6999">
                <text:p>6999</text:p>
              </table:table-cell>
              <table:table-cell office:value-type="float" office:value="9245">
                <text:p>9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